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5cm"/>
    </style:style>
    <style:style style:name="gr2" style:family="graphic" style:parent-style-name="standard">
      <style:graphic-properties svg:stroke-width="0.05cm" svg:stroke-color="#000000" draw:marker-start-width="0.28cm" draw:marker-end-width="0.28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0cm"/>
    </style:style>
    <style:style style:name="gr4" style:family="graphic" style:parent-style-name="objectwithoutfill">
      <style:graphic-properties draw:stroke="solid" draw:stroke-dash="Ultrafine_20_Dashed" svg:stroke-width="0.08cm" draw:marker-start-width="0.32cm" draw:marker-end-width="0.32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draw:stroke="dash" draw:stroke-dash="Ultrafine_20_Dashed" svg:stroke-width="0.02cm" draw:marker-start-width="0.23cm" draw:marker-end-width="0.23cm" draw:fill="none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stroke="solid" draw:stroke-dash="Ultrafine_20_Dashed" svg:stroke-width="0.02cm" draw:marker-start-width="0.23cm" draw:marker-end-width="0.23cm" draw:fill="none" draw:textarea-vertical-align="middle" fo:padding-top="0.135cm" fo:padding-bottom="0.135cm" fo:padding-left="0.26cm" fo:padding-right="0.26cm"/>
    </style:style>
    <style:style style:name="gr8" style:family="graphic" style:parent-style-name="objectwithoutfill">
      <style:graphic-properties draw:stroke="dash" draw:stroke-dash="Ultrafine_20_Dashed" svg:stroke-width="0.02cm" draw:marker-start-width="0.23cm" draw:marker-end="" draw:marker-end-width="0.33cm" draw:fill="none" draw:textarea-vertical-align="middle" fo:padding-top="0.135cm" fo:padding-bottom="0.135cm" fo:padding-left="0.26cm" fo:padding-right="0.26cm"/>
    </style:style>
    <style:style style:name="gr9" style:family="graphic" style:parent-style-name="objectwithoutfill">
      <style:graphic-properties svg:stroke-width="0.02cm" draw:marker-start-width="0.23cm" draw:marker-end-width="0.23cm" draw:fill="none" draw:textarea-vertical-align="middle" fo:padding-top="0.135cm" fo:padding-bottom="0.135cm" fo:padding-left="0.26cm" fo:padding-right="0.26cm"/>
    </style:style>
    <style:style style:name="gr10" style:family="graphic" style:parent-style-name="objectwithoutfill">
      <style:graphic-properties svg:stroke-width="0.08cm" draw:marker-start-width="0.32cm" draw:marker-end-width="0.32cm" draw:fill="none" draw:textarea-vertical-align="middle" fo:padding-top="0.165cm" fo:padding-bottom="0.165cm" fo:padding-left="0.29cm" fo:padding-right="0.29cm"/>
    </style:style>
    <style:style style:name="P1" style:family="paragraph">
      <style:text-properties fo:font-family="'Bitstream Charter'" style:font-family-generic="roman" style:font-pitch="variable" fo:font-size="11pt" style:font-size-asian="11pt" style:font-size-complex="11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Bitstream Charter'" style:font-family-generic="roman" style:font-pitch="variable" fo:font-size="10pt" style:font-size-asian="10pt" style:font-size-complex="10pt"/>
    </style:style>
    <style:style style:name="P4" style:family="paragraph">
      <style:text-properties fo:font-family="'Bitstream Charter'" style:font-family-generic="roman" style:font-pitch="variable" fo:font-size="10pt" style:font-size-asian="10pt" style:font-size-complex="10pt"/>
    </style:style>
    <style:style style:name="P5" style:family="paragraph">
      <style:paragraph-properties fo:text-align="center"/>
      <style:text-properties fo:font-family="'Bitstream Charter'" style:font-family-generic="roman" style:font-pitch="variable" fo:font-size="10pt" style:font-size-asian="10pt" style:font-size-complex="10pt"/>
    </style:style>
    <style:style style:name="P6" style:family="paragraph">
      <style:text-properties fo:font-family="'Bitstream Charter'" style:font-family-generic="roman" style:font-pitch="variable" fo:font-size="8pt" style:font-size-asian="8pt" style:font-size-complex="8pt"/>
    </style:style>
    <style:style style:name="T1" style:family="text">
      <style:text-properties fo:font-family="'Bitstream Charter'" style:font-family-generic="roman" style:font-pitch="variable" fo:font-size="11pt" style:font-size-asian="11pt" style:font-size-complex="11pt"/>
    </style:style>
    <style:style style:name="T2" style:family="text">
      <style:text-properties fo:font-family="'Bitstream Charter'" style:font-family-generic="roman" style:font-pitch="variable" fo:font-size="11pt" fo:font-style="italic" style:font-size-asian="11pt" style:font-style-asian="italic" style:font-size-complex="11pt" style:font-style-complex="italic"/>
    </style:style>
    <style:style style:name="T3" style:family="text">
      <style:text-properties fo:font-family="'Bitstream Charter'" style:font-family-generic="roman" style:font-pitch="variable" fo:font-size="10pt" style:font-size-asian="10pt" style:font-size-complex="10pt"/>
    </style:style>
    <style:style style:name="T4" style:family="text">
      <style:text-properties fo:font-family="'Bitstream Charter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T5" style:family="text">
      <style:text-properties fo:font-family="'Bitstream Charter'" style:font-family-generic="roman" style:font-pitch="variable" fo:font-size="10pt" style:font-size-asian="10pt" style:font-size-complex="10pt"/>
    </style:style>
    <style:style style:name="T6" style:family="text">
      <style:text-properties fo:font-family="'Bitstream Charter'" style:font-family-generic="roman" style:font-pitch="variable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cm" svg:height="0.75cm" svg:x="0cm" svg:y="0cm">
          <draw:text-box>
            <text:p><text:span text:style-name="T1">Graph </text:span><text:span text:style-name="T2">G</text:span></text:p>
          </draw:text-box>
        </draw:frame>
        <draw:custom-shape draw:style-name="gr2" draw:text-style-name="P3" xml:id="id1" draw:id="id1" draw:layer="layout" svg:width="0.75cm" svg:height="0.75cm" svg:x="0.75cm" svg:y="1cm">
          <text:p text:style-name="P2"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0.75cm" svg:height="0.75cm" svg:x="0.75cm" svg:y="2.25cm">
          <text:p text:style-name="P2"><text:span text:style-name="T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0.75cm" svg:height="0.75cm" svg:x="0.75cm" svg:y="3.5cm">
          <text:p text:style-name="P2"><text:span text:style-name="T3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9" draw:id="id9" draw:layer="layout" svg:width="0.75cm" svg:height="0.75cm" svg:x="0.75cm" svg:y="4.75cm">
          <text:p text:style-name="P2"><text:span text:style-name="T3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" draw:id="id8" draw:layer="layout" svg:width="0.75cm" svg:height="0.75cm" svg:x="0.75cm" svg:y="6cm">
          <text:p text:style-name="P2"><text:span text:style-name="T3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0.75cm" svg:height="0.75cm" svg:x="3.5cm" svg:y="1cm">
          <text:p text:style-name="P2"><text:span text:style-name="T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0.75cm" svg:height="0.75cm" svg:x="3.5cm" svg:y="2.25cm">
          <text:p text:style-name="P2"><text:span text:style-name="T3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0.75cm" svg:height="0.75cm" svg:x="3.48cm" svg:y="3.539cm">
          <text:p text:style-name="P2"><text:span text:style-name="T3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" draw:id="id7" draw:layer="layout" svg:width="0.75cm" svg:height="0.75cm" svg:x="3.5cm" svg:y="4.75cm">
          <text:p text:style-name="P2"><text:span text:style-name="T3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.5cm" svg:height="0.683cm" svg:x="0.5cm" svg:y="7.067cm">
          <draw:text-box>
            <text:p><text:span text:style-name="T3">Set </text:span><text:span text:style-name="T4">X</text:span></text:p>
          </draw:text-box>
        </draw:frame>
        <draw:frame draw:style-name="gr3" draw:text-style-name="P4" draw:layer="layout" svg:width="1.5cm" svg:height="0.683cm" svg:x="3.25cm" svg:y="7.067cm">
          <draw:text-box>
            <text:p><text:span text:style-name="T3">Set </text:span><text:span text:style-name="T4">Y</text:span></text:p>
          </draw:text-box>
        </draw:frame>
        <draw:connector draw:style-name="gr4" draw:text-style-name="P2" draw:layer="layout" draw:type="line" svg:x1="1.5cm" svg:y1="1.375cm" svg:x2="3.5cm" svg:y2="1.375cm" draw:start-shape="id1" draw:start-glue-point="10" draw:end-shape="id2" draw:end-glue-point="6" svg:d="m1500 1375h2000">
          <text:p/>
        </draw:connector>
        <draw:connector draw:style-name="gr5" draw:text-style-name="P2" draw:layer="layout" draw:type="line" svg:x1="1.391cm" svg:y1="1.641cm" svg:x2="3.589cm" svg:y2="3.648cm" draw:start-shape="id1" draw:start-glue-point="9" draw:end-shape="id3" draw:end-glue-point="5" svg:d="m1391 1641 2198 2007">
          <text:p/>
        </draw:connector>
        <draw:connector draw:style-name="gr5" draw:text-style-name="P2" draw:layer="layout" draw:type="line" svg:x1="1.5cm" svg:y1="2.625cm" svg:x2="3.609cm" svg:y2="1.641cm" draw:start-shape="id4" draw:start-glue-point="10" draw:end-shape="id2" draw:end-glue-point="7" svg:d="m1500 2625 2109-984">
          <text:p/>
        </draw:connector>
        <draw:connector draw:style-name="gr5" draw:text-style-name="P2" draw:layer="layout" draw:type="line" svg:x1="1.5cm" svg:y1="3.875cm" svg:x2="3.5cm" svg:y2="2.625cm" draw:start-shape="id5" draw:start-glue-point="10" draw:end-shape="id6" draw:end-glue-point="6" svg:d="m1500 3875 2000-1250">
          <text:p/>
        </draw:connector>
        <draw:connector draw:style-name="gr5" draw:text-style-name="P2" draw:layer="layout" draw:type="line" svg:x1="1.5cm" svg:y1="3.875cm" svg:x2="3.609cm" svg:y2="4.859cm" draw:start-shape="id5" draw:start-glue-point="10" draw:end-shape="id7" draw:end-glue-point="5" svg:d="m1500 3875 2109 984">
          <text:p/>
        </draw:connector>
        <draw:connector draw:style-name="gr5" draw:text-style-name="P2" draw:layer="layout" draw:type="line" svg:x1="1.391cm" svg:y1="6.109cm" svg:x2="3.589cm" svg:y2="4.18cm" draw:start-shape="id8" draw:start-glue-point="11" draw:end-shape="id3" draw:end-glue-point="7" svg:d="m1391 6109 2198-1929">
          <text:p/>
        </draw:connector>
        <draw:connector draw:style-name="gr5" draw:text-style-name="P2" draw:layer="layout" draw:type="line" svg:x1="1.5cm" svg:y1="5.125cm" svg:x2="3.5cm" svg:y2="5.125cm" draw:start-shape="id9" draw:start-glue-point="10" draw:end-shape="id7" draw:end-glue-point="6" svg:d="m1500 5125h2000">
          <text:p/>
        </draw:connector>
        <draw:connector draw:style-name="gr5" draw:text-style-name="P2" draw:layer="layout" draw:type="line" svg:x1="1.391cm" svg:y1="4.859cm" svg:x2="3.609cm" svg:y2="2.891cm" draw:start-shape="id9" draw:start-glue-point="11" draw:end-shape="id6" draw:end-glue-point="7" svg:d="m1391 4859 2218-1968">
          <text:p/>
        </draw:connector>
        <draw:frame draw:style-name="gr6" draw:text-style-name="P5" draw:layer="layout" svg:width="2.631cm" svg:height="1.704cm" svg:x="1.119cm" svg:y="7.5cm">
          <draw:text-box>
            <text:p text:style-name="P2"><text:span text:style-name="T5">(a)</text:span></text:p>
            <text:p text:style-name="P2"><text:span text:style-name="T6">{src = A; </text:span></text:p>
            <text:p text:style-name="P2"><text:span text:style-name="T6">A-F are matched;</text:span></text:p>
            <text:p text:style-name="P2"><text:span text:style-name="T6"><text:s/></text:span><text:span text:style-name="T6">Card =1}</text:span></text:p>
          </draw:text-box>
        </draw:frame>
        <draw:custom-shape draw:style-name="gr2" draw:text-style-name="P3" xml:id="id10" draw:id="id10" draw:layer="layout" svg:width="0.75cm" svg:height="0.75cm" svg:x="6.282cm" svg:y="1cm">
          <text:p text:style-name="P2"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3" draw:id="id13" draw:layer="layout" svg:width="0.75cm" svg:height="0.75cm" svg:x="6.282cm" svg:y="2.25cm">
          <text:p text:style-name="P2"><text:span text:style-name="T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4" draw:id="id14" draw:layer="layout" svg:width="0.75cm" svg:height="0.75cm" svg:x="6.282cm" svg:y="3.5cm">
          <text:p text:style-name="P2"><text:span text:style-name="T3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8" draw:id="id18" draw:layer="layout" svg:width="0.75cm" svg:height="0.75cm" svg:x="6.282cm" svg:y="4.75cm">
          <text:p text:style-name="P2"><text:span text:style-name="T3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7" draw:id="id17" draw:layer="layout" svg:width="0.75cm" svg:height="0.75cm" svg:x="6.282cm" svg:y="6cm">
          <text:p text:style-name="P2"><text:span text:style-name="T3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1" draw:id="id11" draw:layer="layout" svg:width="0.75cm" svg:height="0.75cm" svg:x="9.032cm" svg:y="1cm">
          <text:p text:style-name="P2"><text:span text:style-name="T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5" draw:id="id15" draw:layer="layout" svg:width="0.75cm" svg:height="0.75cm" svg:x="9.032cm" svg:y="2.25cm">
          <text:p text:style-name="P2"><text:span text:style-name="T3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2" draw:id="id12" draw:layer="layout" svg:width="0.75cm" svg:height="0.75cm" svg:x="9.012cm" svg:y="3.539cm">
          <text:p text:style-name="P2"><text:span text:style-name="T3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6" draw:id="id16" draw:layer="layout" svg:width="0.75cm" svg:height="0.75cm" svg:x="9.032cm" svg:y="4.75cm">
          <text:p text:style-name="P2"><text:span text:style-name="T3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.5cm" svg:height="0.683cm" svg:x="6.032cm" svg:y="7.067cm">
          <draw:text-box>
            <text:p><text:span text:style-name="T3">Set </text:span><text:span text:style-name="T4">X</text:span></text:p>
          </draw:text-box>
        </draw:frame>
        <draw:frame draw:style-name="gr3" draw:text-style-name="P4" draw:layer="layout" svg:width="1.5cm" svg:height="0.683cm" svg:x="8.782cm" svg:y="7.067cm">
          <draw:text-box>
            <text:p><text:span text:style-name="T3">Set </text:span><text:span text:style-name="T4">Y</text:span></text:p>
          </draw:text-box>
        </draw:frame>
        <draw:connector draw:style-name="gr5" draw:text-style-name="P2" draw:layer="layout" draw:type="line" svg:x1="7.032cm" svg:y1="1.375cm" svg:x2="9.032cm" svg:y2="1.375cm" draw:start-shape="id10" draw:start-glue-point="10" draw:end-shape="id11" draw:end-glue-point="6" svg:d="m7032 1375h2000">
          <text:p/>
        </draw:connector>
        <draw:connector draw:style-name="gr4" draw:text-style-name="P2" draw:layer="layout" draw:type="line" svg:x1="6.923cm" svg:y1="1.641cm" svg:x2="9.121cm" svg:y2="3.648cm" draw:start-shape="id10" draw:start-glue-point="9" draw:end-shape="id12" draw:end-glue-point="5" svg:d="m6923 1641 2198 2007">
          <text:p/>
        </draw:connector>
        <draw:connector draw:style-name="gr4" draw:text-style-name="P2" draw:layer="layout" draw:type="line" svg:x1="7.032cm" svg:y1="2.625cm" svg:x2="9.141cm" svg:y2="1.641cm" draw:start-shape="id13" draw:start-glue-point="10" draw:end-shape="id11" draw:end-glue-point="7" svg:d="m7032 2625 2109-984">
          <text:p/>
        </draw:connector>
        <draw:connector draw:style-name="gr5" draw:text-style-name="P2" draw:layer="layout" draw:type="line" svg:x1="7.032cm" svg:y1="3.875cm" svg:x2="9.032cm" svg:y2="2.625cm" draw:start-shape="id14" draw:start-glue-point="10" draw:end-shape="id15" draw:end-glue-point="6" svg:d="m7032 3875 2000-1250">
          <text:p/>
        </draw:connector>
        <draw:connector draw:style-name="gr5" draw:text-style-name="P2" draw:layer="layout" draw:type="line" svg:x1="7.032cm" svg:y1="3.875cm" svg:x2="9.141cm" svg:y2="4.859cm" draw:start-shape="id14" draw:start-glue-point="10" draw:end-shape="id16" draw:end-glue-point="5" svg:d="m7032 3875 2109 984">
          <text:p/>
        </draw:connector>
        <draw:connector draw:style-name="gr5" draw:text-style-name="P2" draw:layer="layout" draw:type="line" svg:x1="6.923cm" svg:y1="6.109cm" svg:x2="9.121cm" svg:y2="4.18cm" draw:start-shape="id17" draw:start-glue-point="11" draw:end-shape="id12" draw:end-glue-point="7" svg:d="m6923 6109 2198-1929">
          <text:p/>
        </draw:connector>
        <draw:connector draw:style-name="gr5" draw:text-style-name="P2" draw:layer="layout" draw:type="line" svg:x1="7.032cm" svg:y1="5.125cm" svg:x2="9.032cm" svg:y2="5.125cm" draw:start-shape="id18" draw:start-glue-point="10" draw:end-shape="id16" draw:end-glue-point="6" svg:d="m7032 5125h2000">
          <text:p/>
        </draw:connector>
        <draw:connector draw:style-name="gr5" draw:text-style-name="P2" draw:layer="layout" draw:type="line" svg:x1="6.923cm" svg:y1="4.859cm" svg:x2="9.141cm" svg:y2="2.891cm" draw:start-shape="id18" draw:start-glue-point="11" draw:end-shape="id15" draw:end-glue-point="7" svg:d="m6923 4859 2218-1968">
          <text:p/>
        </draw:connector>
        <draw:frame draw:style-name="gr6" draw:text-style-name="P5" draw:layer="layout" svg:width="3.258cm" svg:height="1.704cm" svg:x="6.492cm" svg:y="7.5cm">
          <draw:text-box>
            <text:p text:style-name="P2"><text:span text:style-name="T5">(b)</text:span></text:p>
            <text:p text:style-name="P2"><text:span text:style-name="T6">{src = B; </text:span></text:p>
            <text:p text:style-name="P2"><text:span text:style-name="T6">A-H, B-F are matched;</text:span></text:p>
            <text:p text:style-name="P2"><text:span text:style-name="T6"><text:s/></text:span><text:span text:style-name="T6">Card =2}</text:span></text:p>
          </draw:text-box>
        </draw:frame>
        <draw:custom-shape draw:style-name="gr2" draw:text-style-name="P3" xml:id="id19" draw:id="id19" draw:layer="layout" svg:width="0.75cm" svg:height="0.75cm" svg:x="12.183cm" svg:y="1cm">
          <text:p text:style-name="P2"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2" draw:id="id22" draw:layer="layout" svg:width="0.75cm" svg:height="0.75cm" svg:x="12.183cm" svg:y="2.25cm">
          <text:p text:style-name="P2"><text:span text:style-name="T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3" draw:id="id23" draw:layer="layout" svg:width="0.75cm" svg:height="0.75cm" svg:x="12.183cm" svg:y="3.5cm">
          <text:p text:style-name="P2"><text:span text:style-name="T3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7" draw:id="id27" draw:layer="layout" svg:width="0.75cm" svg:height="0.75cm" svg:x="12.183cm" svg:y="4.75cm">
          <text:p text:style-name="P2"><text:span text:style-name="T3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6" draw:id="id26" draw:layer="layout" svg:width="0.75cm" svg:height="0.75cm" svg:x="12.183cm" svg:y="6cm">
          <text:p text:style-name="P2"><text:span text:style-name="T3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0" draw:id="id20" draw:layer="layout" svg:width="0.75cm" svg:height="0.75cm" svg:x="14.933cm" svg:y="1cm">
          <text:p text:style-name="P2"><text:span text:style-name="T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4" draw:id="id24" draw:layer="layout" svg:width="0.75cm" svg:height="0.75cm" svg:x="14.933cm" svg:y="2.25cm">
          <text:p text:style-name="P2"><text:span text:style-name="T3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1" draw:id="id21" draw:layer="layout" svg:width="0.75cm" svg:height="0.75cm" svg:x="14.913cm" svg:y="3.539cm">
          <text:p text:style-name="P2"><text:span text:style-name="T3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5" draw:id="id25" draw:layer="layout" svg:width="0.75cm" svg:height="0.75cm" svg:x="14.933cm" svg:y="4.75cm">
          <text:p text:style-name="P2"><text:span text:style-name="T3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.5cm" svg:height="0.683cm" svg:x="11.933cm" svg:y="7.067cm">
          <draw:text-box>
            <text:p><text:span text:style-name="T3">Set </text:span><text:span text:style-name="T4">X</text:span></text:p>
          </draw:text-box>
        </draw:frame>
        <draw:frame draw:style-name="gr3" draw:text-style-name="P4" draw:layer="layout" svg:width="1.5cm" svg:height="0.683cm" svg:x="14.683cm" svg:y="7.067cm">
          <draw:text-box>
            <text:p><text:span text:style-name="T3">Set </text:span><text:span text:style-name="T4">Y</text:span></text:p>
          </draw:text-box>
        </draw:frame>
        <draw:connector draw:style-name="gr5" draw:text-style-name="P2" draw:layer="layout" draw:type="line" svg:x1="12.933cm" svg:y1="1.375cm" svg:x2="14.933cm" svg:y2="1.375cm" draw:start-shape="id19" draw:start-glue-point="10" draw:end-shape="id20" draw:end-glue-point="6" svg:d="m12933 1375h2000">
          <text:p/>
        </draw:connector>
        <draw:connector draw:style-name="gr7" draw:text-style-name="P2" draw:layer="layout" draw:type="line" svg:x1="12.824cm" svg:y1="1.641cm" svg:x2="15.022cm" svg:y2="3.648cm" draw:start-shape="id19" draw:start-glue-point="9" draw:end-shape="id21" draw:end-glue-point="5" svg:d="m12824 1641 2198 2007">
          <text:p/>
        </draw:connector>
        <draw:connector draw:style-name="gr7" draw:text-style-name="P2" draw:layer="layout" draw:type="line" svg:x1="12.933cm" svg:y1="2.625cm" svg:x2="15.042cm" svg:y2="1.641cm" draw:start-shape="id22" draw:start-glue-point="10" draw:end-shape="id20" draw:end-glue-point="7" svg:d="m12933 2625 2109-984">
          <text:p/>
        </draw:connector>
        <draw:connector draw:style-name="gr4" draw:text-style-name="P2" draw:layer="layout" draw:type="line" svg:x1="12.933cm" svg:y1="3.875cm" svg:x2="14.933cm" svg:y2="2.625cm" draw:start-shape="id23" draw:start-glue-point="10" draw:end-shape="id24" draw:end-glue-point="6" svg:d="m12933 3875 2000-1250">
          <text:p/>
        </draw:connector>
        <draw:connector draw:style-name="gr5" draw:text-style-name="P2" draw:layer="layout" draw:type="line" svg:x1="12.933cm" svg:y1="3.875cm" svg:x2="15.042cm" svg:y2="4.859cm" draw:start-shape="id23" draw:start-glue-point="10" draw:end-shape="id25" draw:end-glue-point="5" svg:d="m12933 3875 2109 984">
          <text:p/>
        </draw:connector>
        <draw:connector draw:style-name="gr5" draw:text-style-name="P2" draw:layer="layout" draw:type="line" svg:x1="12.824cm" svg:y1="6.109cm" svg:x2="15.022cm" svg:y2="4.18cm" draw:start-shape="id26" draw:start-glue-point="11" draw:end-shape="id21" draw:end-glue-point="7" svg:d="m12824 6109 2198-1929">
          <text:p/>
        </draw:connector>
        <draw:connector draw:style-name="gr5" draw:text-style-name="P2" draw:layer="layout" draw:type="line" svg:x1="12.933cm" svg:y1="5.125cm" svg:x2="14.933cm" svg:y2="5.125cm" draw:start-shape="id27" draw:start-glue-point="10" draw:end-shape="id25" draw:end-glue-point="6" svg:d="m12933 5125h2000">
          <text:p/>
        </draw:connector>
        <draw:connector draw:style-name="gr5" draw:text-style-name="P2" draw:layer="layout" draw:type="line" svg:x1="12.824cm" svg:y1="4.859cm" svg:x2="15.042cm" svg:y2="2.891cm" draw:start-shape="id27" draw:start-glue-point="11" draw:end-shape="id24" draw:end-glue-point="7" svg:d="m12824 4859 2218-1968">
          <text:p/>
        </draw:connector>
        <draw:frame draw:style-name="gr6" draw:text-style-name="P5" draw:layer="layout" svg:width="3.884cm" svg:height="1.704cm" svg:x="11.866cm" svg:y="7.5cm">
          <draw:text-box>
            <text:p text:style-name="P2"><text:span text:style-name="T5">(c)</text:span></text:p>
            <text:p text:style-name="P2"><text:span text:style-name="T6">{src = C; </text:span></text:p>
            <text:p text:style-name="P2"><text:span text:style-name="T6">A-H, B-F, C-G are matched;</text:span></text:p>
            <text:p text:style-name="P2"><text:span text:style-name="T6"><text:s/></text:span><text:span text:style-name="T6">Card =3}</text:span></text:p>
          </draw:text-box>
        </draw:frame>
        <draw:custom-shape draw:style-name="gr2" draw:text-style-name="P3" xml:id="id28" draw:id="id28" draw:layer="layout" svg:width="0.75cm" svg:height="0.75cm" svg:x="0.817cm" svg:y="9.75cm">
          <text:p text:style-name="P2"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1" draw:id="id31" draw:layer="layout" svg:width="0.75cm" svg:height="0.75cm" svg:x="0.817cm" svg:y="11cm">
          <text:p text:style-name="P2"><text:span text:style-name="T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2" draw:id="id32" draw:layer="layout" svg:width="0.75cm" svg:height="0.75cm" svg:x="0.817cm" svg:y="12.25cm">
          <text:p text:style-name="P2"><text:span text:style-name="T3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6" draw:id="id36" draw:layer="layout" svg:width="0.75cm" svg:height="0.75cm" svg:x="0.817cm" svg:y="13.5cm">
          <text:p text:style-name="P2"><text:span text:style-name="T3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5" draw:id="id35" draw:layer="layout" svg:width="0.75cm" svg:height="0.75cm" svg:x="0.817cm" svg:y="14.75cm">
          <text:p text:style-name="P2"><text:span text:style-name="T3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9" draw:id="id29" draw:layer="layout" svg:width="0.75cm" svg:height="0.75cm" svg:x="3.567cm" svg:y="9.75cm">
          <text:p text:style-name="P2"><text:span text:style-name="T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3" draw:id="id33" draw:layer="layout" svg:width="0.75cm" svg:height="0.75cm" svg:x="3.567cm" svg:y="11cm">
          <text:p text:style-name="P2"><text:span text:style-name="T3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0" draw:id="id30" draw:layer="layout" svg:width="0.75cm" svg:height="0.75cm" svg:x="3.547cm" svg:y="12.289cm">
          <text:p text:style-name="P2"><text:span text:style-name="T3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4" draw:id="id34" draw:layer="layout" svg:width="0.75cm" svg:height="0.75cm" svg:x="3.567cm" svg:y="13.5cm">
          <text:p text:style-name="P2"><text:span text:style-name="T3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.5cm" svg:height="0.683cm" svg:x="0.567cm" svg:y="15.817cm">
          <draw:text-box>
            <text:p><text:span text:style-name="T3">Set </text:span><text:span text:style-name="T4">X</text:span></text:p>
          </draw:text-box>
        </draw:frame>
        <draw:frame draw:style-name="gr3" draw:text-style-name="P4" draw:layer="layout" svg:width="1.5cm" svg:height="0.683cm" svg:x="3.317cm" svg:y="15.817cm">
          <draw:text-box>
            <text:p><text:span text:style-name="T3">Set </text:span><text:span text:style-name="T4">Y</text:span></text:p>
          </draw:text-box>
        </draw:frame>
        <draw:connector draw:style-name="gr5" draw:text-style-name="P2" draw:layer="layout" draw:type="line" svg:x1="1.567cm" svg:y1="10.125cm" svg:x2="3.567cm" svg:y2="10.125cm" draw:start-shape="id28" draw:start-glue-point="10" draw:end-shape="id29" draw:end-glue-point="6" svg:d="m1567 10125h2000">
          <text:p/>
        </draw:connector>
        <draw:connector draw:style-name="gr7" draw:text-style-name="P2" draw:layer="layout" draw:type="line" svg:x1="1.458cm" svg:y1="10.391cm" svg:x2="3.656cm" svg:y2="12.398cm" draw:start-shape="id28" draw:start-glue-point="9" draw:end-shape="id30" draw:end-glue-point="5" svg:d="m1458 10391 2198 2007">
          <text:p/>
        </draw:connector>
        <draw:connector draw:style-name="gr7" draw:text-style-name="P2" draw:layer="layout" draw:type="line" svg:x1="1.567cm" svg:y1="11.375cm" svg:x2="3.676cm" svg:y2="10.391cm" draw:start-shape="id31" draw:start-glue-point="10" draw:end-shape="id29" draw:end-glue-point="7" svg:d="m1567 11375 2109-984">
          <text:p/>
        </draw:connector>
        <draw:connector draw:style-name="gr5" draw:text-style-name="P2" draw:layer="layout" draw:type="line" svg:x1="1.567cm" svg:y1="12.625cm" svg:x2="3.567cm" svg:y2="11.375cm" draw:start-shape="id32" draw:start-glue-point="10" draw:end-shape="id33" draw:end-glue-point="6" svg:d="m1567 12625 2000-1250">
          <text:p/>
        </draw:connector>
        <draw:connector draw:style-name="gr4" draw:text-style-name="P2" draw:layer="layout" draw:type="line" svg:x1="1.567cm" svg:y1="12.625cm" svg:x2="3.676cm" svg:y2="13.609cm" draw:start-shape="id32" draw:start-glue-point="10" draw:end-shape="id34" draw:end-glue-point="5" svg:d="m1567 12625 2109 984">
          <text:p/>
        </draw:connector>
        <draw:connector draw:style-name="gr5" draw:text-style-name="P2" draw:layer="layout" draw:type="line" svg:x1="1.458cm" svg:y1="14.859cm" svg:x2="3.656cm" svg:y2="12.93cm" draw:start-shape="id35" draw:start-glue-point="11" draw:end-shape="id30" draw:end-glue-point="7" svg:d="m1458 14859 2198-1929">
          <text:p/>
        </draw:connector>
        <draw:connector draw:style-name="gr5" draw:text-style-name="P2" draw:layer="layout" draw:type="line" svg:x1="1.567cm" svg:y1="13.875cm" svg:x2="3.567cm" svg:y2="13.875cm" draw:start-shape="id36" draw:start-glue-point="10" draw:end-shape="id34" draw:end-glue-point="6" svg:d="m1567 13875h2000">
          <text:p/>
        </draw:connector>
        <draw:connector draw:style-name="gr4" draw:text-style-name="P2" draw:layer="layout" draw:type="line" svg:x1="1.458cm" svg:y1="13.609cm" svg:x2="3.676cm" svg:y2="11.641cm" draw:start-shape="id36" draw:start-glue-point="11" draw:end-shape="id33" draw:end-glue-point="7" svg:d="m1458 13609 2218-1968">
          <text:p/>
        </draw:connector>
        <draw:frame draw:style-name="gr6" draw:text-style-name="P5" draw:layer="layout" svg:width="4.422cm" svg:height="1.704cm" svg:x="0.5cm" svg:y="16.25cm">
          <draw:text-box>
            <text:p text:style-name="P2"><text:span text:style-name="T5">(d)</text:span></text:p>
            <text:p text:style-name="P2"><text:span text:style-name="T6">{src = D; </text:span></text:p>
            <text:p text:style-name="P2"><text:span text:style-name="T6">A-H, B-F, C-I, D-G are matched;</text:span></text:p>
            <text:p text:style-name="P2"><text:span text:style-name="T6"><text:s/></text:span><text:span text:style-name="T6">Card =4}</text:span></text:p>
          </draw:text-box>
        </draw:frame>
        <draw:custom-shape draw:style-name="gr2" draw:text-style-name="P3" xml:id="id37" draw:id="id37" draw:layer="layout" svg:width="0.75cm" svg:height="0.75cm" svg:x="6.395cm" svg:y="9.75cm">
          <text:p text:style-name="P2"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0" draw:id="id40" draw:layer="layout" svg:width="0.75cm" svg:height="0.75cm" svg:x="6.395cm" svg:y="11cm">
          <text:p text:style-name="P2"><text:span text:style-name="T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1" draw:id="id41" draw:layer="layout" svg:width="0.75cm" svg:height="0.75cm" svg:x="6.395cm" svg:y="12.25cm">
          <text:p text:style-name="P2"><text:span text:style-name="T3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5" draw:id="id45" draw:layer="layout" svg:width="0.75cm" svg:height="0.75cm" svg:x="6.395cm" svg:y="13.5cm">
          <text:p text:style-name="P2"><text:span text:style-name="T3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4" draw:id="id44" draw:layer="layout" svg:width="0.75cm" svg:height="0.75cm" svg:x="6.395cm" svg:y="14.75cm">
          <text:p text:style-name="P2"><text:span text:style-name="T3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8" draw:id="id38" draw:layer="layout" svg:width="0.75cm" svg:height="0.75cm" svg:x="9.145cm" svg:y="9.75cm">
          <text:p text:style-name="P2"><text:span text:style-name="T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2" draw:id="id42" draw:layer="layout" svg:width="0.75cm" svg:height="0.75cm" svg:x="9.145cm" svg:y="11cm">
          <text:p text:style-name="P2"><text:span text:style-name="T3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9" draw:id="id39" draw:layer="layout" svg:width="0.75cm" svg:height="0.75cm" svg:x="9.125cm" svg:y="12.289cm">
          <text:p text:style-name="P2"><text:span text:style-name="T3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3" draw:id="id43" draw:layer="layout" svg:width="0.75cm" svg:height="0.75cm" svg:x="9.145cm" svg:y="13.5cm">
          <text:p text:style-name="P2"><text:span text:style-name="T3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.5cm" svg:height="0.683cm" svg:x="6.145cm" svg:y="15.817cm">
          <draw:text-box>
            <text:p><text:span text:style-name="T3">Set </text:span><text:span text:style-name="T4">X</text:span></text:p>
          </draw:text-box>
        </draw:frame>
        <draw:frame draw:style-name="gr3" draw:text-style-name="P4" draw:layer="layout" svg:width="1.5cm" svg:height="0.683cm" svg:x="8.895cm" svg:y="15.817cm">
          <draw:text-box>
            <text:p><text:span text:style-name="T3">Set </text:span><text:span text:style-name="T4">Y</text:span></text:p>
          </draw:text-box>
        </draw:frame>
        <draw:connector draw:style-name="gr5" draw:text-style-name="P2" draw:layer="layout" draw:type="line" svg:x1="7.145cm" svg:y1="10.125cm" svg:x2="9.145cm" svg:y2="10.125cm" draw:start-shape="id37" draw:start-glue-point="10" draw:end-shape="id38" draw:end-glue-point="6" svg:d="m7145 10125h2000">
          <text:p/>
        </draw:connector>
        <draw:connector draw:style-name="gr7" draw:text-style-name="P2" draw:layer="layout" draw:type="line" svg:x1="7.036cm" svg:y1="10.391cm" svg:x2="9.234cm" svg:y2="12.398cm" draw:start-shape="id37" draw:start-glue-point="9" draw:end-shape="id39" draw:end-glue-point="5" svg:d="m7036 10391 2198 2007">
          <text:p/>
        </draw:connector>
        <draw:connector draw:style-name="gr7" draw:text-style-name="P2" draw:layer="layout" draw:type="line" svg:x1="7.145cm" svg:y1="11.375cm" svg:x2="9.254cm" svg:y2="10.391cm" draw:start-shape="id40" draw:start-glue-point="10" draw:end-shape="id38" draw:end-glue-point="7" svg:d="m7145 11375 2109-984">
          <text:p/>
        </draw:connector>
        <draw:connector draw:style-name="gr5" draw:text-style-name="P2" draw:layer="layout" draw:type="line" svg:x1="7.145cm" svg:y1="12.625cm" svg:x2="9.145cm" svg:y2="11.375cm" draw:start-shape="id41" draw:start-glue-point="10" draw:end-shape="id42" draw:end-glue-point="6" svg:d="m7145 12625 2000-1250">
          <text:p/>
        </draw:connector>
        <draw:connector draw:style-name="gr7" draw:text-style-name="P2" draw:layer="layout" draw:type="line" svg:x1="7.145cm" svg:y1="12.625cm" svg:x2="9.254cm" svg:y2="13.609cm" draw:start-shape="id41" draw:start-glue-point="10" draw:end-shape="id43" draw:end-glue-point="5" svg:d="m7145 12625 2109 984">
          <text:p/>
        </draw:connector>
        <draw:connector draw:style-name="gr5" draw:text-style-name="P2" draw:layer="layout" draw:type="line" svg:x1="7.036cm" svg:y1="14.859cm" svg:x2="9.234cm" svg:y2="12.93cm" draw:start-shape="id44" draw:start-glue-point="11" draw:end-shape="id39" draw:end-glue-point="7" svg:d="m7036 14859 2198-1929">
          <text:p/>
        </draw:connector>
        <draw:connector draw:style-name="gr5" draw:text-style-name="P2" draw:layer="layout" draw:type="line" svg:x1="7.145cm" svg:y1="13.875cm" svg:x2="9.145cm" svg:y2="13.875cm" draw:start-shape="id45" draw:start-glue-point="10" draw:end-shape="id43" draw:end-glue-point="6" svg:d="m7145 13875h2000">
          <text:p/>
        </draw:connector>
        <draw:connector draw:style-name="gr7" draw:text-style-name="P2" draw:layer="layout" draw:type="line" svg:x1="7.036cm" svg:y1="13.609cm" svg:x2="9.254cm" svg:y2="11.641cm" draw:start-shape="id45" draw:start-glue-point="11" draw:end-shape="id42" draw:end-glue-point="7" svg:d="m7036 13609 2218-1968">
          <text:p/>
        </draw:connector>
        <draw:frame draw:style-name="gr6" draw:text-style-name="P5" draw:layer="layout" svg:width="4.422cm" svg:height="1.704cm" svg:x="6.078cm" svg:y="16.25cm">
          <draw:text-box>
            <text:p text:style-name="P2"><text:span text:style-name="T5">(e)</text:span></text:p>
            <text:p text:style-name="P2"><text:span text:style-name="T6">{src = E; </text:span></text:p>
            <text:p text:style-name="P2"><text:span text:style-name="T6">A-H, B-F, C-I, D-G are matched;</text:span></text:p>
            <text:p text:style-name="P2"><text:span text:style-name="T6"><text:s/></text:span><text:span text:style-name="T6">Card =4}</text:span></text:p>
          </draw:text-box>
        </draw:frame>
        <draw:line draw:style-name="gr8" draw:text-style-name="P2" draw:layer="layout" svg:x1="11.75cm" svg:y1="11.094cm" svg:x2="13.25cm" svg:y2="11.094cm">
          <text:p/>
        </draw:line>
        <draw:frame draw:style-name="gr6" draw:text-style-name="P6" draw:layer="layout" svg:width="1.116cm" svg:height="0.594cm" svg:x="13.5cm" svg:y="10.75cm">
          <draw:text-box>
            <text:p><text:span text:style-name="T6">Edge</text:span></text:p>
          </draw:text-box>
        </draw:frame>
        <draw:line draw:style-name="gr9" draw:text-style-name="P2" draw:layer="layout" svg:x1="11.75cm" svg:y1="11.844cm" svg:x2="13.25cm" svg:y2="11.844cm">
          <text:p/>
        </draw:line>
        <draw:frame draw:style-name="gr6" draw:text-style-name="P6" draw:layer="layout" svg:width="2.305cm" svg:height="0.594cm" svg:x="13.478cm" svg:y="11.5cm">
          <draw:text-box>
            <text:p><text:span text:style-name="T6">Current Match</text:span></text:p>
          </draw:text-box>
        </draw:frame>
        <draw:line draw:style-name="gr10" draw:text-style-name="P2" draw:layer="layout" svg:x1="11.75cm" svg:y1="12.594cm" svg:x2="13.25cm" svg:y2="12.594cm">
          <text:p/>
        </draw:line>
        <draw:frame draw:style-name="gr6" draw:text-style-name="P6" draw:layer="layout" svg:width="2.288cm" svg:height="0.937cm" svg:x="13.478cm" svg:y="12.25cm">
          <draw:text-box>
            <text:p><text:span text:style-name="T6">New/Adjusted</text:span></text:p>
            <text:p><text:span text:style-name="T6">Matc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rran Kartaschew</meta:initial-creator>
    <meta:creation-date>2012-10-05T22:02:59</meta:creation-date>
    <dc:date>2012-10-09T10:45:04</dc:date>
    <dc:creator>Darran Kartaschew</dc:creator>
    <meta:editing-duration>PT1H16S</meta:editing-duration>
    <meta:editing-cycles>2</meta:editing-cycles>
    <meta:generator>OpenOffice.org/3.4$Solaris_x86 OpenOffice.org_project/340m1$Build-9590</meta:generator>
    <meta:document-statistic meta:object-count="107"/>
  </office:meta>
</office:document-meta>
</file>